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67f" officeooo:paragraph-rsid="001fc67f"/>
    </style:style>
    <style:style style:name="P2" style:family="paragraph" style:parent-style-name="Standard">
      <style:text-properties officeooo:paragraph-rsid="001fc67f"/>
    </style:style>
    <style:style style:name="P3" style:family="paragraph" style:parent-style-name="Standard">
      <style:text-properties officeooo:rsid="00218614" officeooo:paragraph-rsid="00218614"/>
    </style:style>
    <style:style style:name="P4" style:family="paragraph" style:parent-style-name="Standard" style:list-style-name="L1">
      <style:text-properties officeooo:rsid="001fc67f" officeooo:paragraph-rsid="001fc67f"/>
    </style:style>
    <style:style style:name="P5" style:family="paragraph" style:parent-style-name="Standard" style:list-style-name="L2">
      <style:text-properties officeooo:rsid="001fc67f" officeooo:paragraph-rsid="001fc67f"/>
    </style:style>
    <style:style style:name="P6" style:family="paragraph" style:parent-style-name="Standard" style:list-style-name="L3">
      <style:text-properties officeooo:rsid="001fc67f" officeooo:paragraph-rsid="001fc67f"/>
    </style:style>
    <style:style style:name="P7" style:family="paragraph" style:parent-style-name="Standard">
      <style:text-properties officeooo:rsid="001fc67f" officeooo:paragraph-rsid="001fc67f"/>
    </style:style>
    <style:style style:name="P8" style:family="paragraph" style:parent-style-name="Standard">
      <style:text-properties officeooo:rsid="0024f280" officeooo:paragraph-rsid="0024f280"/>
    </style:style>
    <style:style style:name="P9" style:family="paragraph" style:parent-style-name="Standard">
      <style:text-properties officeooo:rsid="00218614" officeooo:paragraph-rsid="00218614"/>
    </style:style>
    <style:style style:name="P10" style:family="paragraph" style:parent-style-name="Standard">
      <style:text-properties officeooo:rsid="00254092" officeooo:paragraph-rsid="00254092"/>
    </style:style>
    <style:style style:name="P11" style:family="paragraph" style:parent-style-name="Standard">
      <style:text-properties officeooo:rsid="00254092" officeooo:paragraph-rsid="0024f280"/>
    </style:style>
    <style:style style:name="P12" style:family="paragraph" style:parent-style-name="Standard">
      <style:text-properties officeooo:rsid="0028a674" officeooo:paragraph-rsid="0028a674"/>
    </style:style>
    <style:style style:name="T1" style:family="text">
      <style:text-properties officeooo:rsid="00233fee"/>
    </style:style>
    <style:style style:name="T2" style:family="text">
      <style:text-properties officeooo:rsid="0024f280"/>
    </style:style>
    <style:style style:name="T3" style:family="text">
      <style:text-properties officeooo:rsid="0028a6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nsdienst:</text:p>
      <text:p text:style-name="P1"/>
      <text:p text:style-name="P1">Der Namensdienst bietet Auskunft über den Speicherort von Objekten im Netzwerk. Dazu wird ein referenzierender Name zusammen mit der IP-Addresse und dem Port des Servers gespeichert, welcher dann von anderen Nutzern (Clients) ausgelesen werden kann. </text:p>
      <text:p text:style-name="P1"/>
      <text:p text:style-name="P1">Zur Speicherung der Referenzen wird als Datenstruktur eine Hashmap genutzt. Die Namen dienen als Schlüssel, über den sich die Addresse und der Port zurückgeben lassen.</text:p>
      <text:p text:style-name="P1"/>
      <text:p text:style-name="P1">Nach außen stellt der Namensdienst somit zwei Funktionen bereit: </text:p>
      <text:list xml:id="list836009167649914435" text:style-name="L1">
        <text:list-item>
          <text:p text:style-name="P4">Resolve:</text:p>
        </text:list-item>
      </text:list>
      <text:list xml:id="list2523455142873137557" text:style-name="L2">
        <text:list-item>
          <text:list>
            <text:list-item>
              <text:p text:style-name="P5">Nachschlagen des Speicherorts eines Objektes anhand seines Referenz-Namens.</text:p>
            </text:list-item>
          </text:list>
        </text:list-item>
      </text:list>
      <text:list xml:id="list154442138936860" text:continue-list="list836009167649914435" text:style-name="L1">
        <text:list-item>
          <text:p text:style-name="P4">Rebind:</text:p>
        </text:list-item>
      </text:list>
      <text:list xml:id="list6382224193050795121" text:style-name="L3">
        <text:list-item>
          <text:list>
            <text:list-item>
              <text:p text:style-name="P6">Bereitstellen von Objekten für das System durch das Hinterlegen einer Referenz <text:span text:style-name="T1">zum Speicherort</text:span>. </text:p>
            </text:list-item>
          </text:list>
        </text:list-item>
      </text:list>
      <text:p text:style-name="P2"/>
      <text:p text:style-name="P1">Bei<text:span text:style-name="T1">m</text:span> Start muss dem Namensdienst ein Port übergeben werden, über den dieser ansprechbar ist. Für den Abruf der Daten stellt das anfragende System dann eine TCP-Verbindung her und beginnt nun die Kommunikation entsprechend der unten definierten Schnittstelle.</text:p>
      <text:p text:style-name="P1"/>
      <text:p text:style-name="P1">Schnittstelle</text:p>
      <text:p text:style-name="P1"/>
      <text:p text:style-name="P3">TODO: Ende der Nachricht Zeichen? <text:span text:style-name="T2">Nachrichtenformat überdenken?</text:span></text:p>
      <text:p text:style-name="P3">resolve &lt;Referenz&gt;<text:span text:style-name="T1">\0</text:span></text:p>
      <text:p text:style-name="P3">sucht nach einem Eintrag zur übergebenen Referenz. Bei Treffer wird diese wie folgt zurück gegeben:</text:p>
      <text:p text:style-name="P3">ok &lt;IP&gt; port<text:span text:style-name="T1">\0</text:span></text:p>
      <text:p text:style-name="P3">Wurde kein Eintrag zur Referenz gefunden:</text:p>
      <text:p text:style-name="P3">error</text:p>
      <text:p text:style-name="P3"/>
      <text:p text:style-name="P3">rebind &lt;Referenz&gt; &lt;IP-Addresse&gt; &lt;Port&gt;<text:span text:style-name="T1">\0</text:span></text:p>
      <text:p text:style-name="P3">Trägt die Addresse und den Port unter der gegebenen Referenz ein. Überschreibt vorherige Einträge ohne Warnung.</text:p>
      <text:p text:style-name="P3">Antwort:</text:p>
      <text:p text:style-name="P3">ok</text:p>
      <text:p text:style-name="P1"/>
      <text:p text:style-name="P1"/>
      <text:p text:style-name="P10">-------------</text:p>
      <text:p text:style-name="P1"/>
      <text:p text:style-name="P8">Wrapper (Client)</text:p>
      <text:p text:style-name="P12">- private ip, port, refname</text:p>
      <text:p text:style-name="P8">- static narrowcast </text:p>
      <text:p text:style-name="P8">- methode1(param1,2,3)</text:p>
      <text:p text:style-name="P8">- methode 2(param,3,45)</text:p>
      <text:p text:style-name="P12">- private fetchData( -&gt; </text:p>
      <text:p text:style-name="P8"><text:s/></text:p>
      <text:p text:style-name="P8">Listener</text:p>
      <text:p text:style-name="P10">- nimmt externe aufrufe entgegen und erstellt daraus requesthandler</text:p>
      <text:p text:style-name="P10"/>
      <text:p text:style-name="P8">RequestHandler (für eingehende Verbindungen)</text:p>
      <text:p text:style-name="P10">- bekomme anfrage für externen methoden aufruf auf eins meiner lokalen objekte</text:p>
      <text:p text:style-name="P11"/>
      <text:p text:style-name="P8"><text:soft-page-break/></text:p>
      <text:p text:style-name="P10">NameServic<text:span text:style-name="T3">e</text:span></text:p>
      <text:p text:style-name="P10"><text:tab/><text:span text:style-name="T3">hat eine -&gt;</text:span></text:p>
      <text:p text:style-name="P10"><text:tab/><text:span text:style-name="T3">Name-Object Map</text:span></text:p>
      <text:p text:style-name="P10"><text:tab/>- mappt lokale objekte auf strings</text:p>
      <text:p text:style-name="P10"/>
      <text:p text:style-name="P10"><text:tab/><text:span text:style-name="T3">hat eine -&gt;</text:span></text:p>
      <text:p text:style-name="P10"><text:tab/>NameServiceConnection</text:p>
      <text:p text:style-name="P10"><text:tab/>- verbindung zum namensserver +resolve und rebind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13S</meta:editing-duration>
    <meta:editing-cycles>5</meta:editing-cycles>
    <meta:generator>LibreOffice/5.2.6.2$Windows_x86 LibreOffice_project/a3100ed2409ebf1c212f5048fbe377c281438fdc</meta:generator>
    <dc:date>2017-06-14T15:44:41.621000000</dc:date>
    <meta:document-statistic meta:table-count="0" meta:image-count="0" meta:object-count="0" meta:page-count="2" meta:paragraph-count="39" meta:word-count="260" meta:character-count="1862" meta:non-whitespace-character-count="1632"/>
    <meta:user-defined meta:name="Info 1"/>
    <meta:user-defined meta:name="Info 2"/>
    <meta:user-defined meta:name="Info 3"/>
    <meta:user-defined meta:name="Info 4"/>
  </office:meta>
</office:document-meta>
</file>